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VR B4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R</text:p>
          </table:table-cell>
          <table:table-cell office:value-type="float" office:value="412.8" table:formula="of:=[.B1]*[.C9]" table:style-name="ce1">
            <text:p>412.8</text:p>
          </table:table-cell>
          <table:table-cell office:value-type="float" office:value="331.2" table:formula="of:=[.C1]*[.C9]" table:style-name="ce1">
            <text:p>331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</text:p>
          </table:table-cell>
          <table:table-cell office:value-type="float" office:value="90" table:formula="of:=60*[.C10]" table:style-name="ce1">
            <text:p>90</text:p>
          </table:table-cell>
          <table:table-cell office:value-type="float" office:value="105" table:formula="of:=70*[.C10]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NESS</text:p>
          </table:table-cell>
          <table:table-cell office:value-type="float" office:value="89.100000000000009" table:formula="of:=81*[.C11]" table:style-name="ce1">
            <text:p>89.1</text:p>
          </table:table-cell>
          <table:table-cell office:value-type="float" office:value="110.00000000000001" table:formula="of:=100*[.C11]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ORT</text:p>
          </table:table-cell>
          <table:table-cell office:value-type="float" office:value="-186" table:formula="of:=(24-[.B1])*[.C12]" table:style-name="ce1">
            <text:p>-186</text:p>
          </table:table-cell>
          <table:table-cell office:value-type="float" office:value="-135" table:formula="of:=(24-[.C1])*[.C12]" table:style-name="ce1">
            <text:p>-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388" table:formula="of:=RANDBETWEEN(80;100)*[.C13]" table:style-name="ce1">
            <text:p>388</text:p>
          </table:table-cell>
          <table:table-cell office:value-type="float" office:value="388" table:formula="of:=RANDBETWEEN(80;100)*[.C13]" table:style-name="ce1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93.9" table:formula="of:=SUM([.B2:.B6])" table:style-name="ce1">
            <text:p>793.9</text:p>
          </table:table-cell>
          <table:table-cell office:value-type="float" office:value="799.2" table:formula="of:=SUM([.C2:.C6])" table:style-name="ce1">
            <text:p>799.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VR Mult</text:p>
          </table:table-cell>
          <table:table-cell office:value-type="float" office:value="4.8" table:style-name="ce1">
            <text:p>4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ORM Mult</text:p>
          </table:table-cell>
          <table:table-cell office:value-type="float" office:value="1.5" table:style-name="ce1">
            <text:p>1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IT Mult</text:p>
          </table:table-cell>
          <table:table-cell office:value-type="float" office:value="1.1000000000000001" table:style-name="ce1">
            <text:p>1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mport Mul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and Mult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Paul Garlick</meta:initial-creator>
    <dc:creator>Paul Garlick</dc:creator>
    <meta:creation-date>2019-12-30T20:21:35Z</meta:creation-date>
    <dc:date>2019-12-30T22:30:34Z</dc:date>
  </office:meta>
</office:document-meta>
</file>